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8.714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0.8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page</text:p>
          </table:table-cell>
          <table:table-cell table:style-name="Default" office:value-type="string" calcext:value-type="string">
            <text:p>codep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table:style-name="ce2"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table:style-name="ce2" office:value-type="string" calcext:value-type="string">
            <text:p>Mission Indigo Maths 6e - Ed. 2021 </text:p>
          </table:table-cell>
          <table:table-cell table:style-name="ce2" office:value-type="float" office:value="320" calcext:value-type="float">
            <text:p>320</text:p>
          </table:table-cell>
          <table:table-cell table:style-name="Default" office:value-type="float" office:value="9782016291962" calcext:value-type="float">
            <text:p>978201629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table:style-name="ce2" office:value-type="string" calcext:value-type="string">
            <text:p>Fleurs d'Encre Français 3e - Ed. 2020 </text:p>
          </table:table-cell>
          <table:table-cell table:style-name="ce2" office:value-type="float" office:value="400" calcext:value-type="float">
            <text:p>400</text:p>
          </table:table-cell>
          <table:table-cell table:style-name="Default"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table:style-name="ce2" office:value-type="string" calcext:value-type="string">
            <text:p>Fleurs d'encre Français 5e - Ed. 2022 </text:p>
          </table:table-cell>
          <table:table-cell table:style-name="ce2" office:value-type="float" office:value="384" calcext:value-type="float">
            <text:p>384</text:p>
          </table:table-cell>
          <table:table-cell table:style-name="Default" office:value-type="float" office:value="9782017158493" calcext:value-type="float">
            <text:p>978201715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table:style-name="ce2" office:value-type="string" calcext:value-type="string">
            <text:p>Mission Plumes 4e - Ed. 2022 </text:p>
          </table:table-cell>
          <table:table-cell table:style-name="ce2" office:value-type="float" office:value="320" calcext:value-type="float">
            <text:p>320</text:p>
          </table:table-cell>
          <table:table-cell table:style-name="Default" office:value-type="float" office:value="9782017189688" calcext:value-type="float">
            <text:p>978201718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table:style-name="ce2" office:value-type="string" calcext:value-type="string">
            <text:p>Mission Plumes 5e - Ed. 2021 </text:p>
          </table:table-cell>
          <table:table-cell table:style-name="ce2" office:value-type="float" office:value="352" calcext:value-type="float">
            <text:p>352</text:p>
          </table:table-cell>
          <table:table-cell table:style-name="Default" office:value-type="float" office:value="9782016291863" calcext:value-type="float">
            <text:p>978201629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table:style-name="ce2" office:value-type="string" calcext:value-type="string">
            <text:p>A mi me Encanta 4e - Livre élève - Ed. 2021 </text:p>
          </table:table-cell>
          <table:table-cell table:style-name="ce2" office:value-type="float" office:value="144" calcext:value-type="float">
            <text:p>144</text:p>
          </table:table-cell>
          <table:table-cell table:style-name="Default" office:value-type="float" office:value="9782016291795" calcext:value-type="float">
            <text:p>978201629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table:style-name="ce2" office:value-type="string" calcext:value-type="string">
            <text:p>A mi me Encanta 5e - Livre élève - Ed. 2021 </text:p>
          </table:table-cell>
          <table:table-cell table:style-name="ce2" office:value-type="float" office:value="144" calcext:value-type="float">
            <text:p>144</text:p>
          </table:table-cell>
          <table:table-cell table:style-name="Default" office:value-type="float" office:value="9782016291764" calcext:value-type="float">
            <text:p>978201629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table:style-name="ce2" office:value-type="string" calcext:value-type="string">
            <text:p>A mi me encanta cycle 4/3e - Ed. 2022 </text:p>
          </table:table-cell>
          <table:table-cell table:style-name="ce2" office:value-type="float" office:value="144" calcext:value-type="float">
            <text:p>144</text:p>
          </table:table-cell>
          <table:table-cell table:style-name="Default"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table:style-name="ce1"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table:style-name="ce2" office:value-type="string" calcext:value-type="string">
            <text:p>Histoire-Géographie-EMC 3e - Ed. 2021 Plaza 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table:style-name="ce1"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table:style-name="ce2" office:value-type="string" calcext:value-type="string">
            <text:p>Histoire-Géographie-EMC 4e - Ed. 2021 Plaza 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table:style-name="ce2" office:value-type="string" calcext:value-type="string">
            <text:p>Mission Indigo Maths 3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table:style-name="ce2" office:value-type="string" calcext:value-type="string">
            <text:p>Mission Indigo Maths 4e - Ed. 2020 </text:p>
          </table:table-cell>
          <table:table-cell table:style-name="ce2"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table:style-name="ce2" office:value-type="string" calcext:value-type="string">
            <text:p>Mission Indigo Maths 5e - Ed. 2020</text:p>
          </table:table-cell>
          <table:table-cell table:style-name="ce2"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table:style-name="ce2" office:value-type="string" calcext:value-type="string">
            <text:p>Try n' Fly cycle 4/4e - Ed. 2022 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401001152" calcext:value-type="float">
            <text:p>9782401001152</text:p>
          </table:table-cell>
          <table:table-cell table:style-name="ce2" office:value-type="string" calcext:value-type="string">
            <text:p>Microméga Physique Chimie Cycle 4 Éd 2021 actualisée 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table:style-name="ce2" office:value-type="string" calcext:value-type="string">
            <text:p>Fleurs d'encre 6e - Ed. 2021 </text:p>
          </table:table-cell>
          <table:table-cell table:style-name="ce2"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31" calcext:value-type="float">
            <text:p>978201629193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90132" calcext:value-type="float">
            <text:p>9782401090132</text:p>
          </table:table-cell>
          <table:table-cell office:value-type="string" calcext:value-type="string">
            <text:p>TAM Maths 6e - Ed 2022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90125" calcext:value-type="float">
            <text:p>978240109012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82328" calcext:value-type="float">
            <text:p>9782401082328</text:p>
          </table:table-cell>
          <table:table-cell office:value-type="string" calcext:value-type="string">
            <text:p>L'Attrape livre Français 6e Éd 2021</text:p>
          </table:table-cell>
          <table:table-cell office:value-type="float" office:value="392" calcext:value-type="float">
            <text:p>392</text:p>
          </table:table-cell>
          <table:table-cell office:value-type="float" office:value="9782401082311" calcext:value-type="float">
            <text:p>978240108231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3041" calcext:value-type="float">
            <text:p>9782278103041</text:p>
          </table:table-cell>
          <table:table-cell office:value-type="string" calcext:value-type="string">
            <text:p>New E For English 6ème Edition 2021</text:p>
          </table:table-cell>
          <table:table-cell office:value-type="float" office:value="168" calcext:value-type="float">
            <text:p>168</text:p>
          </table:table-cell>
          <table:table-cell office:value-type="float" office:value="9782278104062" calcext:value-type="float">
            <text:p>9782278104062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3119" calcext:value-type="float">
            <text:p>9782278103119</text:p>
          </table:table-cell>
          <table:table-cell office:value-type="string" calcext:value-type="string">
            <text:p>Nuevo Vamos allá 6eme 2021 Livre + Cahier numériques Enseignant</text:p>
          </table:table-cell>
          <table:table-cell office:value-type="float" office:value="148" calcext:value-type="float">
            <text:p>148</text:p>
          </table:table-cell>
          <table:table-cell office:value-type="float" office:value="9782278104079" calcext:value-type="float">
            <text:p>978227810407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82243" calcext:value-type="float">
            <text:p>9782401082243</text:p>
          </table:table-cell>
          <table:table-cell office:value-type="string" calcext:value-type="string">
            <text:p>Pack your Bags Anglais 6e Éd 2021</text:p>
          </table:table-cell>
          <table:table-cell office:value-type="float" office:value="184" calcext:value-type="float">
            <text:p>184</text:p>
          </table:table-cell>
          <table:table-cell office:value-type="float" office:value="9782401082236" calcext:value-type="float">
            <text:p>9782401082236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5311" calcext:value-type="float">
            <text:p>9782278105311</text:p>
          </table:table-cell>
          <table:table-cell office:value-type="string" calcext:value-type="string">
            <text:p>NEW E For English Anglais 5e - Manuel et Workbook - Ed 2022</text:p>
          </table:table-cell>
          <table:table-cell office:value-type="float" office:value="170" calcext:value-type="float">
            <text:p>170</text:p>
          </table:table-cell>
          <table:table-cell office:value-type="float" office:value="9782278105328" calcext:value-type="float">
            <text:p>978227810532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5298" calcext:value-type="float">
            <text:p>9782278105298</text:p>
          </table:table-cell>
          <table:table-cell office:value-type="string" calcext:value-type="string">
            <text:p>NUEVO Vamos allá Espagnol 5e - Ed 2022</text:p>
          </table:table-cell>
          <table:table-cell office:value-type="float" office:value="147" calcext:value-type="float">
            <text:p>147</text:p>
          </table:table-cell>
          <table:table-cell table:style-name="ce5" office:value-type="float" office:value="9782278105298" calcext:value-type="float">
            <text:p>9782278105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82304" calcext:value-type="float">
            <text:p>9782401082304</text:p>
          </table:table-cell>
          <table:table-cell office:value-type="string" calcext:value-type="string">
            <text:p>¡Listos! espagnol 5e Éd 2021 Manuel numérique enseignant</text:p>
          </table:table-cell>
          <table:table-cell office:value-type="float" office:value="168" calcext:value-type="float">
            <text:p>168</text:p>
          </table:table-cell>
          <table:table-cell office:value-type="float" office:value="9782401082298" calcext:value-type="float">
            <text:p>9782401082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90187" calcext:value-type="float">
            <text:p>9782401090187</text:p>
          </table:table-cell>
          <table:table-cell office:value-type="string" calcext:value-type="string">
            <text:p>Histoire Géographie EMC 4e - Ed 2022</text:p>
          </table:table-cell>
          <table:table-cell office:value-type="float" office:value="424" calcext:value-type="float">
            <text:p>424</text:p>
          </table:table-cell>
          <table:table-cell office:value-type="float" office:value="9782401090194" calcext:value-type="float">
            <text:p>978240109019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90231" calcext:value-type="float">
            <text:p>9782401090231</text:p>
          </table:table-cell>
          <table:table-cell office:value-type="string" calcext:value-type="string">
            <text:p>¡Listos! espagnol 4e - Ed 2022</text:p>
          </table:table-cell>
          <table:table-cell office:value-type="float" office:value="136" calcext:value-type="float">
            <text:p>136</text:p>
          </table:table-cell>
          <table:table-cell office:value-type="float" office:value="9782401090224" calcext:value-type="float">
            <text:p>978240109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88478" calcext:value-type="float">
            <text:p>9782278088478</text:p>
          </table:table-cell>
          <table:table-cell office:value-type="string" calcext:value-type="string">
            <text:p>E For English 4e - Manuel numérique</text:p>
          </table:table-cell>
          <table:table-cell office:value-type="float" office:value="182" calcext:value-type="float">
            <text:p>182</text:p>
          </table:table-cell>
          <table:table-cell office:value-type="float" office:value="9782278088485" calcext:value-type="float">
            <text:p>978227808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90255" calcext:value-type="float">
            <text:p>9782401090255</text:p>
          </table:table-cell>
          <table:table-cell office:value-type="string" calcext:value-type="string">
            <text:p>Colibris Français 3e - Ed 2022</text:p>
          </table:table-cell>
          <table:table-cell office:value-type="float" office:value="408" calcext:value-type="float">
            <text:p>408</text:p>
          </table:table-cell>
          <table:table-cell office:value-type="float" office:value="9782401090248" calcext:value-type="float">
            <text:p>978240109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82267" calcext:value-type="float">
            <text:p>9782401082267</text:p>
          </table:table-cell>
          <table:table-cell office:value-type="string" calcext:value-type="string">
            <text:p>Histoire Géographie EMC 3e Ed 2021</text:p>
          </table:table-cell>
          <table:table-cell office:value-type="float" office:value="456" calcext:value-type="float">
            <text:p>456</text:p>
          </table:table-cell>
          <table:table-cell office:value-type="float" office:value="9782401082250" calcext:value-type="float">
            <text:p>978240108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82182" calcext:value-type="float">
            <text:p>9782401082182</text:p>
          </table:table-cell>
          <table:table-cell office:value-type="string" calcext:value-type="string">
            <text:p>TAM Mathématiques 3e Ed 2021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175" calcext:value-type="float">
            <text:p>978240108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105267" calcext:value-type="float">
            <text:p>9782278105267</text:p>
          </table:table-cell>
          <table:table-cell office:value-type="string" calcext:value-type="string">
            <text:p>Lai Ba ! 2 Chinois 2e année Ed 2022</text:p>
          </table:table-cell>
          <table:table-cell office:value-type="float" office:value="102" calcext:value-type="float">
            <text:p>102</text:p>
          </table:table-cell>
          <table:table-cell office:value-type="float" office:value="9782278105250" calcext:value-type="float">
            <text:p>978227810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189848" calcext:value-type="float">
            <text:p>9782017189848</text:p>
          </table:table-cell>
          <table:table-cell office:value-type="string" calcext:value-type="string">
            <text:p>SES 2d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89862" calcext:value-type="float">
            <text:p>978201718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048060" calcext:value-type="float">
            <text:p>9782017048060</text:p>
          </table:table-cell>
          <table:table-cell office:value-type="string" calcext:value-type="string">
            <text:p>Anglais 2de Seasons - édition numérique 2022</text:p>
          </table:table-cell>
          <table:table-cell office:value-type="float" office:value="242" calcext:value-type="float">
            <text:p>242</text:p>
          </table:table-cell>
          <table:table-cell office:value-type="float" office:value="9782017048077" calcext:value-type="float">
            <text:p>9782017048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40" calcext:value-type="float">
            <text:p>9782016262740</text:p>
          </table:table-cell>
          <table:table-cell office:value-type="string" calcext:value-type="string">
            <text:p>Déclic Mathématiques 2de - édition numérique 2022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62757" calcext:value-type="float">
            <text:p>97820162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48121" calcext:value-type="float">
            <text:p>9782017048121</text:p>
          </table:table-cell>
          <table:table-cell office:value-type="string" calcext:value-type="string">
            <text:p>Géographie 2de - édition 2022</text:p>
          </table:table-cell>
          <table:table-cell office:value-type="float" office:value="272" calcext:value-type="float">
            <text:p>27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62788" calcext:value-type="float">
            <text:p>9782016262788</text:p>
          </table:table-cell>
          <table:table-cell office:value-type="string" calcext:value-type="string">
            <text:p>Histoire 2de - Edition numérique 2022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62795" calcext:value-type="float">
            <text:p>978201626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44" calcext:value-type="float">
            <text:p>9782017092544</text:p>
          </table:table-cell>
          <table:table-cell office:value-type="string" calcext:value-type="string">
            <text:p>Histoire-Géographie 2de - Edition numérique 2022</text:p>
          </table:table-cell>
          <table:table-cell office:value-type="float" office:value="544" calcext:value-type="float">
            <text:p>544</text:p>
          </table:table-cell>
          <table:table-cell office:value-type="float" office:value="9782017092551" calcext:value-type="float">
            <text:p>978201709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26" calcext:value-type="float">
            <text:p>9782016262726</text:p>
          </table:table-cell>
          <table:table-cell office:value-type="string" calcext:value-type="string">
            <text:p>Mathématiques Barbazo 2de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62733" calcext:value-type="float">
            <text:p>978201626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29" calcext:value-type="float">
            <text:p>9782017102229</text:p>
          </table:table-cell>
          <table:table-cell office:value-type="string" calcext:value-type="string">
            <text:p>Mitreden Allemand 2de - édition numérique 2022</text:p>
          </table:table-cell>
          <table:table-cell office:value-type="float" office:value="208" calcext:value-type="float">
            <text:p>208</text:p>
          </table:table-cell>
          <table:table-cell office:value-type="float" office:value="9782017102236" calcext:value-type="float">
            <text:p>978201710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62689" calcext:value-type="float">
            <text:p>9782016262689</text:p>
          </table:table-cell>
          <table:table-cell office:value-type="string" calcext:value-type="string">
            <text:p>Physique Chimie 2de - édition numérique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62696" calcext:value-type="float">
            <text:p>97820162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90293" calcext:value-type="float">
            <text:p>9782401090293</text:p>
          </table:table-cell>
          <table:table-cell office:value-type="string" calcext:value-type="string">
            <text:p>SES Sciences économiques et sociales 2de</text:p>
          </table:table-cell>
          <table:table-cell office:value-type="float" office:value="167" calcext:value-type="float">
            <text:p>167</text:p>
          </table:table-cell>
          <table:table-cell office:value-type="float" office:value="9782401090286" calcext:value-type="float">
            <text:p>97824010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89" calcext:value-type="float">
            <text:p>9782401082489</text:p>
          </table:table-cell>
          <table:table-cell office:value-type="string" calcext:value-type="string">
            <text:p>Géographie 2de - ED. 2021 ACTUALISEE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465" calcext:value-type="float">
            <text:p>978240108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20696" calcext:value-type="float">
            <text:p>9782401020696</text:p>
          </table:table-cell>
          <table:table-cell office:value-type="string" calcext:value-type="string">
            <text:p>Let's Meet up ! - Anglais 2de, éd. 2021 actualisée</text:p>
          </table:table-cell>
          <table:table-cell office:value-type="float" office:value="322" calcext:value-type="float">
            <text:p>322</text:p>
          </table:table-cell>
          <table:table-cell office:value-type="float" office:value="9782401020672" calcext:value-type="float">
            <text:p>978240102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927" calcext:value-type="float">
            <text:p>9782401058927</text:p>
          </table:table-cell>
          <table:table-cell office:value-type="string" calcext:value-type="string">
            <text:p>Physique chimie 2de - ED. 2021 ACTUALISEE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20658" calcext:value-type="float">
            <text:p>97824010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65" calcext:value-type="float">
            <text:p>9782017098065</text:p>
          </table:table-cell>
          <table:table-cell office:value-type="string" calcext:value-type="string">
            <text:p>Au fil des textes Français 2d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72" calcext:value-type="float">
            <text:p>97820170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472" calcext:value-type="float">
            <text:p>9782278093472</text:p>
          </table:table-cell>
          <table:table-cell office:value-type="string" calcext:value-type="string">
            <text:p>Dilo En Voz Alta 2de - Manuel numérique premium élève / enseignant</text:p>
          </table:table-cell>
          <table:table-cell office:value-type="float" office:value="272" calcext:value-type="float">
            <text:p>272</text:p>
          </table:table-cell>
          <table:table-cell office:value-type="float" office:value="9782278093472" calcext:value-type="float">
            <text:p>978227809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835" calcext:value-type="float">
            <text:p>9782401058835</text:p>
          </table:table-cell>
          <table:table-cell office:value-type="string" calcext:value-type="string">
            <text:p>Géographie 2de, éd. 2019</text:p>
          </table:table-cell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873" calcext:value-type="float">
            <text:p>9782401058873</text:p>
          </table:table-cell>
          <table:table-cell office:value-type="string" calcext:value-type="string">
            <text:p>Histoire 2de - Ed. 2019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58866" calcext:value-type="float">
            <text:p>9782401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idier</text:p>
          </table:table-cell>
          <table:table-cell office:value-type="float" office:value="9782278093533" calcext:value-type="float">
            <text:p>9782278093533</text:p>
          </table:table-cell>
          <table:table-cell office:value-type="string" calcext:value-type="string">
            <text:p>In Full Swing 2de - Manuel numérique premium élève / enseignant</text:p>
          </table:table-cell>
          <table:table-cell office:value-type="float" office:value="248" calcext:value-type="float">
            <text:p>248</text:p>
          </table:table-cell>
          <table:table-cell office:value-type="float" office:value="9782278093533" calcext:value-type="float">
            <text:p>978227809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58811" calcext:value-type="float">
            <text:p>9782401058811</text:p>
          </table:table-cell>
          <table:table-cell office:value-type="string" calcext:value-type="string">
            <text:p>Itinéraires littéraires - Français 2de, éd. 2019</text:p>
          </table:table-cell>
          <table:table-cell office:value-type="float" office:value="551" calcext:value-type="float">
            <text:p>551</text:p>
          </table:table-cell>
          <table:table-cell office:value-type="float" office:value="9782401058828" calcext:value-type="float">
            <text:p>978240105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62764" calcext:value-type="float">
            <text:p>9782016262764</text:p>
          </table:table-cell>
          <table:table-cell office:value-type="string" calcext:value-type="string">
            <text:p>L'ecume des lettres Francais 2de - édition numérique 2022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62771" calcext:value-type="float">
            <text:p>97820162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58958" calcext:value-type="float">
            <text:p>9782401058958</text:p>
          </table:table-cell>
          <table:table-cell office:value-type="string" calcext:value-type="string">
            <text:p>Latin 2de Ed 2019</text:p>
          </table:table-cell>
          <table:table-cell office:value-type="float" office:value="247" calcext:value-type="float">
            <text:p>247</text:p>
          </table:table-cell>
          <table:table-cell office:value-type="float" office:value="9782401058965" calcext:value-type="float">
            <text:p>97824010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93748" calcext:value-type="float">
            <text:p>9782278093748</text:p>
          </table:table-cell>
          <table:table-cell office:value-type="string" calcext:value-type="string">
            <text:p>Math'x 2de - Manuel numérique eleve / enseignant</text:p>
          </table:table-cell>
          <table:table-cell office:value-type="float" office:value="404" calcext:value-type="float">
            <text:p>404</text:p>
          </table:table-cell>
          <table:table-cell office:value-type="float" office:value="9782278093748" calcext:value-type="float">
            <text:p>978227809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048084" calcext:value-type="float">
            <text:p>9782017048084</text:p>
          </table:table-cell>
          <table:table-cell office:value-type="string" calcext:value-type="string">
            <text:p>Miradas - Espagnol 2d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048091" calcext:value-type="float">
            <text:p>978201704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idier</text:p>
          </table:table-cell>
          <table:table-cell office:value-type="float" office:value="9782278093823" calcext:value-type="float">
            <text:p>9782278093823</text:p>
          </table:table-cell>
          <table:table-cell office:value-type="string" calcext:value-type="string">
            <text:p>Motifs littéraires 2de - Manuel numérique premium</text:p>
          </table:table-cell>
          <table:table-cell office:value-type="float" office:value="565" calcext:value-type="float">
            <text:p>565</text:p>
          </table:table-cell>
          <table:table-cell office:value-type="float" office:value="9782278093823" calcext:value-type="float">
            <text:p>978227809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62702" calcext:value-type="float">
            <text:p>9782016262702</text:p>
          </table:table-cell>
          <table:table-cell office:value-type="string" calcext:value-type="string">
            <text:p>Planete SVT 2d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62719" calcext:value-type="float">
            <text:p>97820162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62801" calcext:value-type="float">
            <text:p>9782016262801</text:p>
          </table:table-cell>
          <table:table-cell office:value-type="string" calcext:value-type="string">
            <text:p>SES 2de - Ed.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62818" calcext:value-type="float">
            <text:p>97820162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didier</text:p>
          </table:table-cell>
          <table:table-cell office:value-type="float" office:value="9782278094912" calcext:value-type="float">
            <text:p>9782278094912</text:p>
          </table:table-cell>
          <table:table-cell office:value-type="string" calcext:value-type="string">
            <text:p>SNT - Sciences Numériques et Technologie 2de - Manuel numérique premium élève / enseignant</text:p>
          </table:table-cell>
          <table:table-cell office:value-type="float" office:value="194" calcext:value-type="float">
            <text:p>194</text:p>
          </table:table-cell>
          <table:table-cell office:value-type="float" office:value="9782278094912" calcext:value-type="float">
            <text:p>978227809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tier</text:p>
          </table:table-cell>
          <table:table-cell office:value-type="float" office:value="9782401059078" calcext:value-type="float">
            <text:p>9782401059078</text:p>
          </table:table-cell>
          <table:table-cell office:value-type="string" calcext:value-type="string">
            <text:p>SVT 2de - Éd. 2019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20603" calcext:value-type="float">
            <text:p>978240102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910" calcext:value-type="float">
            <text:p>9782401058910</text:p>
          </table:table-cell>
          <table:table-cell office:value-type="string" calcext:value-type="string">
            <text:p>Sciences Economiques et Sociales 2de, éd. 2019</text:p>
          </table:table-cell>
          <table:table-cell office:value-type="float" office:value="183" calcext:value-type="float">
            <text:p>183</text:p>
          </table:table-cell>
          <table:table-cell office:value-type="float" office:value="9782401058903" calcext:value-type="float">
            <text:p>978240105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hachette</text:p>
          </table:table-cell>
          <table:table-cell office:value-type="float" office:value="9782017102281" calcext:value-type="float">
            <text:p>9782017102281</text:p>
          </table:table-cell>
          <table:table-cell office:value-type="string" calcext:value-type="string">
            <text:p>Sciences numeriques et technologie 2de - Ed. 2019</text:p>
          </table:table-cell>
          <table:table-cell office:value-type="float" office:value="128" calcext:value-type="float">
            <text:p>128</text:p>
          </table:table-cell>
          <table:table-cell office:value-type="float" office:value="9782017102298" calcext:value-type="float">
            <text:p>978201710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49697" calcext:value-type="float">
            <text:p>9782401049697</text:p>
          </table:table-cell>
          <table:table-cell office:value-type="string" calcext:value-type="string">
            <text:p>Variations - Maths 2de - Éd. 2019</text:p>
          </table:table-cell>
          <table:table-cell office:value-type="float" office:value="407" calcext:value-type="float">
            <text:p>407</text:p>
          </table:table-cell>
          <table:table-cell office:value-type="float" office:value="9782401049680" calcext:value-type="float">
            <text:p>978240104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934" calcext:value-type="float">
            <text:p>9782401058934</text:p>
          </table:table-cell>
          <table:table-cell office:value-type="string" calcext:value-type="string">
            <text:p>Via Libre - Espagnol 2d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941" calcext:value-type="float">
            <text:p>9782401058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083" calcext:value-type="float">
            <text:p>9782017102083</text:p>
          </table:table-cell>
          <table:table-cell office:value-type="string" calcext:value-type="string">
            <text:p>Barbazo Mathematiques 1re specialite - édition numérique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090" calcext:value-type="float">
            <text:p>978201710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106" calcext:value-type="float">
            <text:p>9782017102106</text:p>
          </table:table-cell>
          <table:table-cell office:value-type="string" calcext:value-type="string">
            <text:p>Declic Mathématiques 1re - 2019</text:p>
          </table:table-cell>
          <table:table-cell office:value-type="float" office:value="416" calcext:value-type="float">
            <text:p>416</text:p>
          </table:table-cell>
          <table:table-cell office:value-type="float" office:value="9782017102113" calcext:value-type="float">
            <text:p>978201710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43" calcext:value-type="float">
            <text:p>9782017102243</text:p>
          </table:table-cell>
          <table:table-cell office:value-type="string" calcext:value-type="string">
            <text:p>Mitreden Allemand 1re édition numérique 2022</text:p>
          </table:table-cell>
          <table:table-cell office:value-type="float" office:value="192" calcext:value-type="float">
            <text:p>192</text:p>
          </table:table-cell>
          <table:table-cell office:value-type="float" office:value="9782017102250" calcext:value-type="float">
            <text:p>978201710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7102120" calcext:value-type="float">
            <text:p>9782017102120</text:p>
          </table:table-cell>
          <table:table-cell office:value-type="string" calcext:value-type="string">
            <text:p>Physique Chimie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37" calcext:value-type="float">
            <text:p>978201710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699" calcext:value-type="float">
            <text:p>9782401058699</text:p>
          </table:table-cell>
          <table:table-cell office:value-type="string" calcext:value-type="string">
            <text:p>Physique-chimie 1re - Ed 2022 Manuel numérique actualisé</text:p>
          </table:table-cell>
          <table:table-cell office:value-type="float" office:value="471" calcext:value-type="float">
            <text:p>471</text:p>
          </table:table-cell>
          <table:table-cell office:value-type="float" office:value="9782401058705" calcext:value-type="float">
            <text:p>9782401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02182" calcext:value-type="float">
            <text:p>9782017102182</text:p>
          </table:table-cell>
          <table:table-cell office:value-type="string" calcext:value-type="string">
            <text:p>Seasons 1re - édition numérique 2022</text:p>
          </table:table-cell>
          <table:table-cell office:value-type="float" office:value="258" calcext:value-type="float">
            <text:p>258</text:p>
          </table:table-cell>
          <table:table-cell office:value-type="float" office:value="9782017102199" calcext:value-type="float">
            <text:p>978201710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96" calcext:value-type="float">
            <text:p>9782401082496</text:p>
          </table:table-cell>
          <table:table-cell office:value-type="string" calcext:value-type="string">
            <text:p>Géographie 1re - ED. 2021 ACTUALISEE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82472" calcext:value-type="float">
            <text:p>978240108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781" calcext:value-type="float">
            <text:p>9782401058781</text:p>
          </table:table-cell>
          <table:table-cell office:value-type="string" calcext:value-type="string">
            <text:p>Let's Meet up ! - Anglais 1re - ED. 2021 ACTUALISEE</text:p>
          </table:table-cell>
          <table:table-cell office:value-type="float" office:value="332" calcext:value-type="float">
            <text:p>332</text:p>
          </table:table-cell>
          <table:table-cell office:value-type="float" office:value="9782401020689" calcext:value-type="float">
            <text:p>978240102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tier</text:p>
          </table:table-cell>
          <table:table-cell office:value-type="float" office:value="9782401082151" calcext:value-type="float">
            <text:p>9782401082151</text:p>
          </table:table-cell>
          <table:table-cell office:value-type="string" calcext:value-type="string">
            <text:p>Let's Meet up ! AMC Anglais 1re Tle Éd 2021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82144" calcext:value-type="float">
            <text:p>978240108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380" calcext:value-type="float">
            <text:p>9782278093380</text:p>
          </table:table-cell>
          <table:table-cell office:value-type="string" calcext:value-type="string">
            <text:p>Dilo en voz alta 1re éd2020 Manuel numérique élève enseignant</text:p>
          </table:table-cell>
          <table:table-cell office:value-type="float" office:value="271" calcext:value-type="float">
            <text:p>271</text:p>
          </table:table-cell>
          <table:table-cell office:value-type="float" office:value="9782278093380" calcext:value-type="float">
            <text:p>978227809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71469" calcext:value-type="float">
            <text:p>9782401071469</text:p>
          </table:table-cell>
          <table:table-cell office:value-type="string" calcext:value-type="string">
            <text:p>LATIN 1re option et spécialité - éd. 2020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71476" calcext:value-type="float">
            <text:p>978240107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7102168" calcext:value-type="float">
            <text:p>9782017102168</text:p>
          </table:table-cell>
          <table:table-cell office:value-type="string" calcext:value-type="string">
            <text:p>Enseignement Scientifique 1r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7102175" calcext:value-type="float">
            <text:p>978201710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didier</text:p>
          </table:table-cell>
          <table:table-cell office:value-type="float" office:value="9782278094905" calcext:value-type="float">
            <text:p>9782278094905</text:p>
          </table:table-cell>
          <table:table-cell office:value-type="string" calcext:value-type="string">
            <text:p>Enseignement scientifique 1ere - Manuel numérique premium élève / enseignant</text:p>
          </table:table-cell>
          <table:table-cell office:value-type="float" office:value="242" calcext:value-type="float">
            <text:p>242</text:p>
          </table:table-cell>
          <table:table-cell office:value-type="float" office:value="9782278094905" calcext:value-type="float">
            <text:p>978227809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tier</text:p>
          </table:table-cell>
          <table:table-cell office:value-type="float" office:value="9782401059061" calcext:value-type="float">
            <text:p>9782401059061</text:p>
          </table:table-cell>
          <table:table-cell office:value-type="string" calcext:value-type="string">
            <text:p>Enseignement scientifiqu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9054" calcext:value-type="float">
            <text:p>978240105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605" calcext:value-type="float">
            <text:p>9782017092605</text:p>
          </table:table-cell>
          <table:table-cell office:value-type="string" calcext:value-type="string">
            <text:p>Geographie 1re - E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017092612" calcext:value-type="float">
            <text:p>978201709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750" calcext:value-type="float">
            <text:p>9782401058750</text:p>
          </table:table-cell>
          <table:table-cell office:value-type="string" calcext:value-type="string">
            <text:p>Géographie 1re,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38516" calcext:value-type="float">
            <text:p>978240103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tier</text:p>
          </table:table-cell>
          <table:table-cell office:value-type="float" office:value="9782401058989" calcext:value-type="float">
            <text:p>9782401058989</text:p>
          </table:table-cell>
          <table:table-cell office:value-type="string" calcext:value-type="string">
            <text:p>HG Géopolitique Sciences politiques - 1re -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58972" calcext:value-type="float">
            <text:p>97824010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7092568" calcext:value-type="float">
            <text:p>9782017092568</text:p>
          </table:table-cell>
          <table:table-cell office:value-type="string" calcext:value-type="string">
            <text:p>Histoire 1re - Ed.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2575" calcext:value-type="float">
            <text:p>978201709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767" calcext:value-type="float">
            <text:p>9782401058767</text:p>
          </table:table-cell>
          <table:table-cell office:value-type="string" calcext:value-type="string">
            <text:p>Histoire 1re, éd. 2019</text:p>
          </table:table-cell>
          <table:table-cell office:value-type="float" office:value="327" calcext:value-type="float">
            <text:p>327</text:p>
          </table:table-cell>
          <table:table-cell office:value-type="float" office:value="9782401058729" calcext:value-type="float">
            <text:p>9782401058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82" calcext:value-type="float">
            <text:p>9782017092582</text:p>
          </table:table-cell>
          <table:table-cell office:value-type="string" calcext:value-type="string">
            <text:p>Histoire-Geographie 1re - Ed. 2019</text:p>
          </table:table-cell>
          <table:table-cell office:value-type="float" office:value="560" calcext:value-type="float">
            <text:p>560</text:p>
          </table:table-cell>
          <table:table-cell office:value-type="float" office:value="9782017092599" calcext:value-type="float">
            <text:p>978201709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hachette</text:p>
          </table:table-cell>
          <table:table-cell office:value-type="float" office:value="9782017092643" calcext:value-type="float">
            <text:p>9782017092643</text:p>
          </table:table-cell>
          <table:table-cell office:value-type="string" calcext:value-type="string">
            <text:p>Humanites, Litterature et Philosophie 1re specialite - Ed. 2019</text:p>
          </table:table-cell>
          <table:table-cell office:value-type="float" office:value="348" calcext:value-type="float">
            <text:p>348</text:p>
          </table:table-cell>
          <table:table-cell office:value-type="float" office:value="9782017092650" calcext:value-type="float">
            <text:p>978201709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93595" calcext:value-type="float">
            <text:p>9782278093595</text:p>
          </table:table-cell>
          <table:table-cell office:value-type="string" calcext:value-type="string">
            <text:p>In Full Swing 1re - Manuel numérique premium élève / enseignant</text:p>
          </table:table-cell>
          <table:table-cell office:value-type="float" office:value="264" calcext:value-type="float">
            <text:p>264</text:p>
          </table:table-cell>
          <table:table-cell office:value-type="float" office:value="9782278093595" calcext:value-type="float">
            <text:p>978227809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20" calcext:value-type="float">
            <text:p>9782017092520</text:p>
          </table:table-cell>
          <table:table-cell office:value-type="string" calcext:value-type="string">
            <text:p>L'ecume des lettres Francais 1re - Ed. 2019</text:p>
          </table:table-cell>
          <table:table-cell office:value-type="float" office:value="540" calcext:value-type="float">
            <text:p>540</text:p>
          </table:table-cell>
          <table:table-cell office:value-type="float" office:value="9782017092537" calcext:value-type="float">
            <text:p>97820170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668" calcext:value-type="float">
            <text:p>9782401058668</text:p>
          </table:table-cell>
          <table:table-cell office:value-type="string" calcext:value-type="string">
            <text:p>Let's Meet up ! - Anglais LLC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8675" calcext:value-type="float">
            <text:p>978240105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02205" calcext:value-type="float">
            <text:p>9782017102205</text:p>
          </table:table-cell>
          <table:table-cell office:value-type="string" calcext:value-type="string">
            <text:p>Miradas - Espagnol 1r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102212" calcext:value-type="float">
            <text:p>978201710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7102144" calcext:value-type="float">
            <text:p>9782017102144</text:p>
          </table:table-cell>
          <table:table-cell office:value-type="string" calcext:value-type="string">
            <text:p>Planete SVT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51" calcext:value-type="float">
            <text:p>978201710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092681" calcext:value-type="float">
            <text:p>9782017092681</text:p>
          </table:table-cell>
          <table:table-cell office:value-type="string" calcext:value-type="string">
            <text:p>SES 1re specialite - Ed.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2698" calcext:value-type="float">
            <text:p>978201709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859" calcext:value-type="float">
            <text:p>9782401058859</text:p>
          </table:table-cell>
          <table:table-cell office:value-type="string" calcext:value-type="string">
            <text:p>Sciences Economiques et Sociales 1ère, éd. 2019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58842" calcext:value-type="float">
            <text:p>978240105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58712" calcext:value-type="float">
            <text:p>9782401058712</text:p>
          </table:table-cell>
          <table:table-cell office:value-type="string" calcext:value-type="string">
            <text:p>Variations - Maths 1re, éd. 2019</text:p>
          </table:table-cell>
          <table:table-cell office:value-type="float" office:value="391" calcext:value-type="float">
            <text:p>391</text:p>
          </table:table-cell>
          <table:table-cell office:value-type="float" office:value="9782401058682" calcext:value-type="float">
            <text:p>978240105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798" calcext:value-type="float">
            <text:p>9782401058798</text:p>
          </table:table-cell>
          <table:table-cell office:value-type="string" calcext:value-type="string">
            <text:p>Via Libre Espagnol 1r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804" calcext:value-type="float">
            <text:p>9782401058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69743" calcext:value-type="float">
            <text:p>9782278069743</text:p>
          </table:table-cell>
          <table:table-cell office:value-type="string" calcext:value-type="string">
            <text:p>Math'x 1re S éd 2011 Manuel numérique élève</text:p>
          </table:table-cell>
          <table:table-cell office:value-type="float" office:value="368" calcext:value-type="float">
            <text:p>36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26" calcext:value-type="float">
            <text:p>9782017098126</text:p>
          </table:table-cell>
          <table:table-cell office:value-type="string" calcext:value-type="string">
            <text:p>Calao Mathématiques 1re STI2D, STL - 2019</text:p>
          </table:table-cell>
          <table:table-cell office:value-type="float" office:value="294" calcext:value-type="float">
            <text:p>294</text:p>
          </table:table-cell>
          <table:table-cell office:value-type="float" office:value="9782017098133" calcext:value-type="float">
            <text:p>978201709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02" calcext:value-type="float">
            <text:p>9782017098102</text:p>
          </table:table-cell>
          <table:table-cell office:value-type="string" calcext:value-type="string">
            <text:p>Calao Mathématiques 1re STMG, STHR, ST2S, STD2A - 2019</text:p>
          </table:table-cell>
          <table:table-cell office:value-type="float" office:value="182" calcext:value-type="float">
            <text:p>182</text:p>
          </table:table-cell>
          <table:table-cell office:value-type="float" office:value="9782017098119" calcext:value-type="float">
            <text:p>9782017098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88" calcext:value-type="float">
            <text:p>9782017098188</text:p>
          </table:table-cell>
          <table:table-cell office:value-type="string" calcext:value-type="string">
            <text:p>Droit 1re STMG En situation - 2019</text:p>
          </table:table-cell>
          <table:table-cell office:value-type="float" office:value="144" calcext:value-type="float">
            <text:p>144</text:p>
          </table:table-cell>
          <table:table-cell office:value-type="float" office:value="9782017098195" calcext:value-type="float">
            <text:p>978201709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64" calcext:value-type="float">
            <text:p>9782017098164</text:p>
          </table:table-cell>
          <table:table-cell office:value-type="string" calcext:value-type="string">
            <text:p>Droit 1re STMG Enjeux &amp; Repères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171" calcext:value-type="float">
            <text:p>978201709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01" calcext:value-type="float">
            <text:p>9782017098201</text:p>
          </table:table-cell>
          <table:table-cell office:value-type="string" calcext:value-type="string">
            <text:p>Economie 1re STMG Enjeux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18" calcext:value-type="float">
            <text:p>978201709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25" calcext:value-type="float">
            <text:p>9782017098225</text:p>
          </table:table-cell>
          <table:table-cell office:value-type="string" calcext:value-type="string">
            <text:p>Economie En situation 1re STMG - 2019</text:p>
          </table:table-cell>
          <table:table-cell office:value-type="float" office:value="168" calcext:value-type="float">
            <text:p>168</text:p>
          </table:table-cell>
          <table:table-cell office:value-type="float" office:value="9782017098232" calcext:value-type="float">
            <text:p>978201709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8140" calcext:value-type="float">
            <text:p>9782017098140</text:p>
          </table:table-cell>
          <table:table-cell office:value-type="string" calcext:value-type="string">
            <text:p>Histoire-Géographie-EMC 1re séries technologiques -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8157" calcext:value-type="float">
            <text:p>97820170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49" calcext:value-type="float">
            <text:p>9782017098249</text:p>
          </table:table-cell>
          <table:table-cell office:value-type="string" calcext:value-type="string">
            <text:p>Management 1re STMG Enjeux &amp;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56" calcext:value-type="float">
            <text:p>978201709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63" calcext:value-type="float">
            <text:p>9782017098263</text:p>
          </table:table-cell>
          <table:table-cell office:value-type="string" calcext:value-type="string">
            <text:p>Management En situation 1re STMG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270" calcext:value-type="float">
            <text:p>9782017098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287" calcext:value-type="float">
            <text:p>9782017098287</text:p>
          </table:table-cell>
          <table:table-cell office:value-type="string" calcext:value-type="string">
            <text:p>Sciences de gestion et numérique 1re STMG Enjeux &amp; Repères - 2019</text:p>
          </table:table-cell>
          <table:table-cell office:value-type="float" office:value="208" calcext:value-type="float">
            <text:p>208</text:p>
          </table:table-cell>
          <table:table-cell office:value-type="float" office:value="9782017098294" calcext:value-type="float">
            <text:p>978201709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300" calcext:value-type="float">
            <text:p>9782017098300</text:p>
          </table:table-cell>
          <table:table-cell office:value-type="string" calcext:value-type="string">
            <text:p>Sciences de gestion et numérique En situation 1re STMG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8317" calcext:value-type="float">
            <text:p>978201709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64" calcext:value-type="float">
            <text:p>9782016290064</text:p>
          </table:table-cell>
          <table:table-cell office:value-type="string" calcext:value-type="string">
            <text:p>Barbazo Mathematiques Tle Specialite - Ed. 2020</text:p>
          </table:table-cell>
          <table:table-cell office:value-type="float" office:value="496" calcext:value-type="float">
            <text:p>496</text:p>
          </table:table-cell>
          <table:table-cell office:value-type="float" office:value="9782016290071" calcext:value-type="float">
            <text:p>9782016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88" calcext:value-type="float">
            <text:p>9782016290088</text:p>
          </table:table-cell>
          <table:table-cell office:value-type="string" calcext:value-type="string">
            <text:p>Barbazo Tle option Maths complementaires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095" calcext:value-type="float">
            <text:p>978201629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01" calcext:value-type="float">
            <text:p>9782016290101</text:p>
          </table:table-cell>
          <table:table-cell office:value-type="string" calcext:value-type="string">
            <text:p>Barbazo Tle option Maths expertes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18" calcext:value-type="float">
            <text:p>978201629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25" calcext:value-type="float">
            <text:p>9782016290125</text:p>
          </table:table-cell>
          <table:table-cell office:value-type="string" calcext:value-type="string">
            <text:p>Declic Tle option Maths complementaires -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132" calcext:value-type="float">
            <text:p>97820162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6290002" calcext:value-type="float">
            <text:p>9782016290002</text:p>
          </table:table-cell>
          <table:table-cell office:value-type="string" calcext:value-type="string">
            <text:p>Enseignement scientifique Tle - Ed. 2020</text:p>
          </table:table-cell>
          <table:table-cell office:value-type="float" office:value="257" calcext:value-type="float">
            <text:p>257</text:p>
          </table:table-cell>
          <table:table-cell office:value-type="float" office:value="9782016290019" calcext:value-type="float">
            <text:p>978201629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39" calcext:value-type="float">
            <text:p>9782016289839</text:p>
          </table:table-cell>
          <table:table-cell office:value-type="string" calcext:value-type="string">
            <text:p>Geographie Tle - Ed.2020</text:p>
          </table:table-cell>
          <table:table-cell office:value-type="float" office:value="369" calcext:value-type="float">
            <text:p>369</text:p>
          </table:table-cell>
          <table:table-cell office:value-type="float" office:value="9782016289846" calcext:value-type="float">
            <text:p>978201628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89815" calcext:value-type="float">
            <text:p>9782016289815</text:p>
          </table:table-cell>
          <table:table-cell office:value-type="string" calcext:value-type="string">
            <text:p>Histoire Tle - Ed. 2020</text:p>
          </table:table-cell>
          <table:table-cell office:value-type="float" office:value="370" calcext:value-type="float">
            <text:p>370</text:p>
          </table:table-cell>
          <table:table-cell office:value-type="float" office:value="9782016289822" calcext:value-type="float">
            <text:p>978201628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53" calcext:value-type="float">
            <text:p>9782016289853</text:p>
          </table:table-cell>
          <table:table-cell office:value-type="string" calcext:value-type="string">
            <text:p>Histoire-Geographie Tle - Ed. 2020</text:p>
          </table:table-cell>
          <table:table-cell office:value-type="float" office:value="660" calcext:value-type="float">
            <text:p>660</text:p>
          </table:table-cell>
          <table:table-cell office:value-type="float" office:value="9782016289860" calcext:value-type="float">
            <text:p>9782016289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6289891" calcext:value-type="float">
            <text:p>9782016289891</text:p>
          </table:table-cell>
          <table:table-cell office:value-type="string" calcext:value-type="string">
            <text:p>Histoire-Geographie, Geopolitique, Sciences politiques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89907" calcext:value-type="float">
            <text:p>978201628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914" calcext:value-type="float">
            <text:p>9782016289914</text:p>
          </table:table-cell>
          <table:table-cell office:value-type="string" calcext:value-type="string">
            <text:p>Humanites, Litteratures et Philosophie Tle specialite - Ed. 2020</text:p>
          </table:table-cell>
          <table:table-cell office:value-type="float" office:value="420" calcext:value-type="float">
            <text:p>420</text:p>
          </table:table-cell>
          <table:table-cell office:value-type="float" office:value="9782016289921" calcext:value-type="float">
            <text:p>978201628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187" calcext:value-type="float">
            <text:p>9782016290187</text:p>
          </table:table-cell>
          <table:table-cell office:value-type="string" calcext:value-type="string">
            <text:p>Miradas - Espagnol Tle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94" calcext:value-type="float">
            <text:p>978201629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6290200" calcext:value-type="float">
            <text:p>9782016290200</text:p>
          </table:table-cell>
          <table:table-cell office:value-type="string" calcext:value-type="string">
            <text:p>Mitreden Allemand Tle - Ed. 2020</text:p>
          </table:table-cell>
          <table:table-cell office:value-type="float" office:value="228" calcext:value-type="float">
            <text:p>228</text:p>
          </table:table-cell>
          <table:table-cell office:value-type="float" office:value="9782016290217" calcext:value-type="float">
            <text:p>97820162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877" calcext:value-type="float">
            <text:p>9782016289877</text:p>
          </table:table-cell>
          <table:table-cell office:value-type="string" calcext:value-type="string">
            <text:p>Passerelles - Philosophie Tl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90040" calcext:value-type="float">
            <text:p>9782016290040</text:p>
          </table:table-cell>
          <table:table-cell office:value-type="string" calcext:value-type="string">
            <text:p>Physique Chimie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0057" calcext:value-type="float">
            <text:p>978201629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90026" calcext:value-type="float">
            <text:p>9782016290026</text:p>
          </table:table-cell>
          <table:table-cell office:value-type="string" calcext:value-type="string">
            <text:p>Planete SVT Tle specialite - Ed. 2020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0033" calcext:value-type="float">
            <text:p>978201629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89938" calcext:value-type="float">
            <text:p>9782016289938</text:p>
          </table:table-cell>
          <table:table-cell office:value-type="string" calcext:value-type="string">
            <text:p>SES Tle specialite - Ed. 2020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89945" calcext:value-type="float">
            <text:p>978201628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ciences-physiques</text:p>
          </table:table-cell>
          <table:table-cell office:value-type="string" calcext:value-type="string">
            <text:p>hachette</text:p>
          </table:table-cell>
          <table:table-cell office:value-type="float" office:value="9782016290149" calcext:value-type="float">
            <text:p>9782016290149</text:p>
          </table:table-cell>
          <table:table-cell office:value-type="string" calcext:value-type="string">
            <text:p>Sciences physiques Tle - specialite Sciences de l'ingenieur - Ed. 2020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90156" calcext:value-type="float">
            <text:p>978201629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6290163" calcext:value-type="float">
            <text:p>9782016290163</text:p>
          </table:table-cell>
          <table:table-cell office:value-type="string" calcext:value-type="string">
            <text:p>Seasons - Anglais Tle - Ed. 2020</text:p>
          </table:table-cell>
          <table:table-cell office:value-type="float" office:value="322" calcext:value-type="float">
            <text:p>322</text:p>
          </table:table-cell>
          <table:table-cell office:value-type="float" office:value="9782016290170" calcext:value-type="float">
            <text:p>978201629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achette</text:p>
          </table:table-cell>
          <table:table-cell office:value-type="float" office:value="9782017156833" calcext:value-type="float">
            <text:p>9782017156833</text:p>
          </table:table-cell>
          <table:table-cell office:value-type="string" calcext:value-type="string">
            <text:p>Ressources humaines et communication Term STMG - En situation - 2021</text:p>
          </table:table-cell>
          <table:table-cell office:value-type="float" office:value="176" calcext:value-type="float">
            <text:p>176</text:p>
          </table:table-cell>
          <table:table-cell office:value-type="float" office:value="9782017156840" calcext:value-type="float">
            <text:p>978201715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65" calcext:value-type="float">
            <text:p>9782016279465</text:p>
          </table:table-cell>
          <table:table-cell office:value-type="string" calcext:value-type="string">
            <text:p>Calao - Mathématiques - Terminale STI2D / STL - 2020</text:p>
          </table:table-cell>
          <table:table-cell office:value-type="float" office:value="336" calcext:value-type="float">
            <text:p>336</text:p>
          </table:table-cell>
          <table:table-cell office:value-type="float" office:value="9782016279472" calcext:value-type="float">
            <text:p>9782016279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41" calcext:value-type="float">
            <text:p>9782016279441</text:p>
          </table:table-cell>
          <table:table-cell office:value-type="string" calcext:value-type="string">
            <text:p>Calao - Mathématiques - Terminale STMG / ST2S / STHR - 2020</text:p>
          </table:table-cell>
          <table:table-cell office:value-type="float" office:value="208" calcext:value-type="float">
            <text:p>208</text:p>
          </table:table-cell>
          <table:table-cell office:value-type="float" office:value="9782016279458" calcext:value-type="float">
            <text:p>978201627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64" calcext:value-type="float">
            <text:p>9782016279564</text:p>
          </table:table-cell>
          <table:table-cell office:value-type="string" calcext:value-type="string">
            <text:p>Droit - En situation - Term STMG - 2020</text:p>
          </table:table-cell>
          <table:table-cell office:value-type="float" office:value="207" calcext:value-type="float">
            <text:p>207</text:p>
          </table:table-cell>
          <table:table-cell office:value-type="float" office:value="9782016279571" calcext:value-type="float">
            <text:p>978201627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02" calcext:value-type="float">
            <text:p>9782016279502</text:p>
          </table:table-cell>
          <table:table-cell office:value-type="string" calcext:value-type="string">
            <text:p>Droit - Enjeux &amp; Repères - Terminale STMG - 2020</text:p>
          </table:table-cell>
          <table:table-cell office:value-type="float" office:value="239" calcext:value-type="float">
            <text:p>239</text:p>
          </table:table-cell>
          <table:table-cell office:value-type="float" office:value="9782016279519" calcext:value-type="float">
            <text:p>97820162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Gestion-et-finance</text:p>
          </table:table-cell>
          <table:table-cell office:value-type="string" calcext:value-type="string">
            <text:p>hachette</text:p>
          </table:table-cell>
          <table:table-cell office:value-type="float" office:value="9782016279915" calcext:value-type="float">
            <text:p>9782016279915</text:p>
          </table:table-cell>
          <table:table-cell office:value-type="string" calcext:value-type="string">
            <text:p>Gestion et Finance - En situation - Terminale STMG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6279960" calcext:value-type="float">
            <text:p>978201627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HG-EMC</text:p>
          </table:table-cell>
          <table:table-cell office:value-type="string" calcext:value-type="string">
            <text:p>hachette</text:p>
          </table:table-cell>
          <table:table-cell office:value-type="float" office:value="9782016279403" calcext:value-type="float">
            <text:p>9782016279403</text:p>
          </table:table-cell>
          <table:table-cell office:value-type="string" calcext:value-type="string">
            <text:p>Histoire-Géographie-EMC - Terminale Séries technologiques -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79410" calcext:value-type="float">
            <text:p>978201627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88" calcext:value-type="float">
            <text:p>9782016279588</text:p>
          </table:table-cell>
          <table:table-cell office:value-type="string" calcext:value-type="string">
            <text:p>Management, Sciences de gestion et numér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95" calcext:value-type="float">
            <text:p>978201627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26" calcext:value-type="float">
            <text:p>9782016279526</text:p>
          </table:table-cell>
          <table:table-cell office:value-type="string" calcext:value-type="string">
            <text:p>Management, Sciences de gestion et numérique - Enjeux &amp; Repères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33" calcext:value-type="float">
            <text:p>9782016279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ercatique</text:p>
          </table:table-cell>
          <table:table-cell office:value-type="string" calcext:value-type="string">
            <text:p>hachette</text:p>
          </table:table-cell>
          <table:table-cell office:value-type="float" office:value="9782016279977" calcext:value-type="float">
            <text:p>9782016279977</text:p>
          </table:table-cell>
          <table:table-cell office:value-type="string" calcext:value-type="string">
            <text:p>Mercat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984" calcext:value-type="float">
            <text:p>978201627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91603" calcext:value-type="float">
            <text:p>9782016291603</text:p>
          </table:table-cell>
          <table:table-cell office:value-type="string" calcext:value-type="string">
            <text:p>Passerelles- Philosophie Tles series technologiques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7100652" calcext:value-type="float">
            <text:p>9782017100652</text:p>
          </table:table-cell>
          <table:table-cell office:value-type="string" calcext:value-type="string">
            <text:p>Philosophie - Terminale séries technologiques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7100669" calcext:value-type="float">
            <text:p>978201710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79427" calcext:value-type="float">
            <text:p>9782016279427</text:p>
          </table:table-cell>
          <table:table-cell office:value-type="string" calcext:value-type="string">
            <text:p>Physique-Chimie - Term STI2D -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79434" calcext:value-type="float">
            <text:p>978201627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6279540" calcext:value-type="float">
            <text:p>9782016279540</text:p>
          </table:table-cell>
          <table:table-cell office:value-type="string" calcext:value-type="string">
            <text:p>Économie - En situation - Terminale STMG - 2020</text:p>
          </table:table-cell>
          <table:table-cell office:value-type="float" office:value="192" calcext:value-type="float">
            <text:p>192</text:p>
          </table:table-cell>
          <table:table-cell office:value-type="float" office:value="9782016279557" calcext:value-type="float">
            <text:p>978201627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1:06.727000000</meta:creation-date>
    <dc:date>2023-04-06T21:04:15.613000000</dc:date>
    <meta:editing-duration>PT22H5M7S</meta:editing-duration>
    <meta:editing-cycles>16</meta:editing-cycles>
    <meta:generator>LibreOffice/7.5.0.3$Windows_X86_64 LibreOffice_project/c21113d003cd3efa8c53188764377a8272d9d6de</meta:generator>
    <meta:document-statistic meta:table-count="1" meta:cell-count="1648" meta:object-count="0"/>
  </office:meta>
</office:document-meta>
</file>